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O CIDE+ possui quatro pacotes, que são: <text:span text:style-name="T1">automation, model, UI, utils</text:span><text:span text:style-name="T2">. O pacote </text:span><text:span text:style-name="T1">automation</text:span><text:span text:style-name="T2"> contém a lógica do algoritmo de extração semi-automática. Apesar de os padrões estabelecidos para escolha de módulos seja separar o código de interface do usuário do </text:span><text:span text:style-name="T1">core</text:span><text:span text:style-name="T2"> do programa, esse módulo também possui o código relacionado às caixas de diálogo onde o usuário escolhe as </text:span><text:span text:style-name="T1">seeds</text:span><text:span text:style-name="T2"> do algoritmo. Essa configuração já estava feita quando eu comecei a trabalhar com o código, e como as tarefas a serem desenvolvidas eram outras, isso não foi modificado.</text:span></text:p>
      <text:p text:style-name="Standard"><text:span text:style-name="T2"><text:tab/>O pacote </text:span><text:span text:style-name="T1">model</text:span><text:span text:style-name="T2"> possui o modelo de features utilizado pelo programa. Esse pacote não possui nenhuma dependência das bibliotecas do eclipse, podendo ser utilizado por outr programa sem a necessidade de alteração de código. Também não sofreu modificações pois não era o objetivo deste trabalho.</text:span></text:p>
      <text:p text:style-name="Standard"><text:span text:style-name="T2"><text:tab/>O pacote </text:span><text:span text:style-name="T1">UI</text:span><text:span text:style-name="T2"> possui a maior parte do código de interface com o usuário (e exceção é o código na pacote </text:span><text:span text:style-name="T1">automation</text:span><text:span text:style-name="T2">). A interface consiste no editor java padrão modificado para colorir as features, uma visualização da AST onde é possível ver quais nós pertencem à cada feature, <text:s/>e os menus e ações utilizados no editor. A visualização da AST é um recurso poderoso na hora de navegar pelo programa visualizando o que pertence à cada feature, mas devido a problemas na hora de executar a marcação manual de features, ela foi desabilitada.</text:span></text:p>
      <text:p text:style-name="Standard"><text:span text:style-name="T2"><text:tab/>Por fim, o pacote </text:span><text:span text:style-name="T1">utils</text:span><text:span text:style-name="T2"> contém duas classes utilitárias, sendo uma responsável por métodos relacionados ao modelo das features, e a outra por métodos relacionados ao ambiente do eclipse. A classe que manipula o modelo possui métodos de persistência das features, assim como métodos para relacionar uma seleção de texto a um nó da AST. A classe que manipula o ambiente do eclipse é responsável por encontrar qual o arquivo está sendo editado no editor, qual projeto esse arquivo pertence, e pegar qual pedaço de texto está selecionado. Essa classe proporcionou um grande aprendizado sobre o ambiente do eclipse.</text:span></text:p>
      <text:p text:style-name="Standard"/>
      <text:p text:style-name="Standard"/>
      <text:p text:style-name="P1">o que foi feito</text:p>
      <text:p text:style-name="Standard"><text:tab/>A primeira tarefa realizada foi a implementação da marcação de features direto no editor. Essa funcionalidade é necessária pois existem elementos nos programas que, mesmo fazendo parte de uma feature, não estão diretamente relacionados com nenhums seed, fazendo com que eles não sejam marcados.</text:p>
      <text:p text:style-name="Standard"><text:tab/>A marcação manual de features funciona da seguinte forma: primeiro o usuário seleciona um pedaço de código. Ao clicar com o botão direito do mouse sobre a área do editor, é aberto um menu onde existe a opção de o usuário escolher a qual feature aquele pedaço de código pertence. Quando o usuário clica em uma feature, o pedaço de código selecionado é marcado como pertencente àquela feature. O usuário porém não pode marcar qualquer pedaço arbitrário de código, pois dessa forma muitos erros de sintaxe poderiam ser introduzidos no código, quando uma variante do programa for gerada. A solução foi fazer com que as marcações sejam sempre em cima da AST do programa, ao invés de serem direto no texto. </text:p>
      <text:p text:style-name="Standard"><text:tab/>Para minimizar os erros dos usuários na hora de selecionar o texto no editor, na hora de marcar a seleção como parte de uma feature, é verificado se o texto selecionado é um nó da AST. Caso seja, não há problemas e o nó é marcado. Caso não seja, é buscado na AST do programa o nó mais interno que engloba todo o texto selecionado. Se o nó encontrado possuir comentários logo acima (local padrão dos comentários explicativos), os comentários também são adicionados à feature.</text:p>
      <text:p text:style-name="Standard">–--</text:p>
      <text:p text:style-name="Standard"><text:tab/>A segunda tarefa feita foi a implementação da visualização das features nas barras laterais do eclipse. Essa visualização faz parte do modo “light” do CIDE+, <text:s/>e faz com que seja mais fácil ver onde as features estão no código. Essa implementação foi feita utilizando a API de markers e annotations do eclipse. Os markers são a forma disponibilizada pelo eclipse para se marcar trechos relevantes de texto, e as annotations são a forma de visualizar esses markers. Essa implementação foi relativamente <text:soft-page-break/>simples, pois a API de markers é fácil de usar, e possui uma documentação extensa na web.</text:p>
      <text:p text:style-name="Standard">–--</text:p>
      <text:p text:style-name="Standard"><text:tab/>Devido ao fato de as features serem sempre marcadas direto na AST do programa, esta era lida, e a cada nó encontrado que fosse parte de alguma feature, o trecho correspondente de código era colorido no editor. Quando havia algum erro de sintaxe no código, a AST não era gerada, e o código não era colorido. Para resolver esse problema foi criado um novo painter (classe responsável pela apresentação do texto). Esse painter utiliza os markers criados para cada feature, uma vez que cada marker armazena informações como a qual feature ele pertence, em qual linha está o trecho de código que ele referencia, e o tamanho desse trecho. Essa implementação ainda possui uma vantagem, que é o fato de o eclipse automaticamente atualizar as informações de posição dos markers quando o texto é editado, de forma que o painter não necessitou de nenhum código adicional para atualizar a apresentação do texto enquanto esta era editado.</text:p>
      <text:p text:style-name="Standard">–--</text:p>
      <text:p text:style-name="Standard"><text:tab/>Foram resolvidos tambem alguns bugs de interface no linux. Na caixa de diálogo que é aberta quando a extração semi-automática é feita, os botões e cixas de texto estavam sobrepostos. Foi necessário alguns ajustes na posição desses elementos para que ficassem corretos tanto no windows quanto no linux. </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dro Pires</meta:initial-creator>
    <meta:creation-date>2012-05-13T22:17:41</meta:creation-date>
    <dc:date>2012-05-14T07:18:49</dc:date>
    <dc:creator>Pedro Pires</dc:creator>
    <meta:editing-duration>PT01H14M01S</meta:editing-duration>
    <meta:editing-cycles>11</meta:editing-cycles>
    <meta:generator>OpenOffice.org/3.2$Linux OpenOffice.org_project/320m12$Build-9483</meta:generator>
    <meta:document-statistic meta:table-count="0" meta:image-count="0" meta:object-count="0" meta:page-count="2" meta:paragraph-count="14" meta:word-count="888" meta:character-count="5297"/>
  </office:meta>
</office:document-meta>
</file>